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2c15c0" officeooo:paragraph-rsid="000def0c"/>
    </style:style>
    <style:style style:name="P2" style:family="paragraph" style:parent-style-name="Text_20_body">
      <style:text-properties officeooo:rsid="000f7e74" officeooo:paragraph-rsid="000f7e74"/>
    </style:style>
    <style:style style:name="P3" style:family="paragraph" style:parent-style-name="Text_20_body">
      <style:text-properties officeooo:rsid="000fa51c" officeooo:paragraph-rsid="000fa51c"/>
    </style:style>
    <style:style style:name="P4" style:family="paragraph" style:parent-style-name="Text_20_body">
      <style:text-properties officeooo:rsid="001014f5" officeooo:paragraph-rsid="001014f5"/>
    </style:style>
    <style:style style:name="P5" style:family="paragraph" style:parent-style-name="Text_20_body">
      <style:text-properties officeooo:rsid="00103523" officeooo:paragraph-rsid="00103523"/>
    </style:style>
    <style:style style:name="P6" style:family="paragraph" style:parent-style-name="Text_20_body">
      <style:text-properties officeooo:rsid="00119107" officeooo:paragraph-rsid="00119107"/>
    </style:style>
    <style:style style:name="P7" style:family="paragraph" style:parent-style-name="Text_20_body">
      <style:text-properties officeooo:rsid="00119107" officeooo:paragraph-rsid="00134b02"/>
    </style:style>
    <style:style style:name="P8" style:family="paragraph" style:parent-style-name="Text_20_body">
      <style:text-properties officeooo:rsid="00134b02" officeooo:paragraph-rsid="00134b02"/>
    </style:style>
    <style:style style:name="P9" style:family="paragraph" style:parent-style-name="Text_20_body">
      <style:text-properties officeooo:rsid="00143601" officeooo:paragraph-rsid="00143601"/>
    </style:style>
    <style:style style:name="P10" style:family="paragraph" style:parent-style-name="Text_20_body">
      <style:text-properties officeooo:rsid="0015a85c" officeooo:paragraph-rsid="0015a85c"/>
    </style:style>
    <style:style style:name="P11" style:family="paragraph" style:parent-style-name="Text_20_body">
      <style:text-properties officeooo:rsid="001651b3" officeooo:paragraph-rsid="001651b3"/>
    </style:style>
    <style:style style:name="P12" style:family="paragraph" style:parent-style-name="Text_20_body">
      <style:text-properties officeooo:rsid="001651b3" officeooo:paragraph-rsid="001651b3"/>
    </style:style>
    <style:style style:name="P13" style:family="paragraph" style:parent-style-name="Text_20_body">
      <style:text-properties officeooo:rsid="00165877" officeooo:paragraph-rsid="00165877"/>
    </style:style>
    <style:style style:name="P14" style:family="paragraph" style:parent-style-name="Text_20_body">
      <style:text-properties officeooo:rsid="0017b076" officeooo:paragraph-rsid="0017b076"/>
    </style:style>
    <style:style style:name="P15" style:family="paragraph" style:parent-style-name="Text_20_body">
      <style:text-properties officeooo:rsid="0019192b" officeooo:paragraph-rsid="0019192b"/>
    </style:style>
    <style:style style:name="P16" style:family="paragraph" style:parent-style-name="Text_20_body">
      <style:text-properties officeooo:rsid="0019b3f3" officeooo:paragraph-rsid="0019b3f3"/>
    </style:style>
    <style:style style:name="P17" style:family="paragraph" style:parent-style-name="Text_20_body">
      <style:text-properties officeooo:rsid="001af644" officeooo:paragraph-rsid="001af644"/>
    </style:style>
    <style:style style:name="P18" style:family="paragraph" style:parent-style-name="Text_20_body">
      <style:text-properties officeooo:rsid="001bc3db" officeooo:paragraph-rsid="001bc3db"/>
    </style:style>
    <style:style style:name="P19" style:family="paragraph" style:parent-style-name="Text_20_body">
      <style:text-properties officeooo:rsid="001c1d32" officeooo:paragraph-rsid="001c1d32"/>
    </style:style>
    <style:style style:name="T1" style:family="text">
      <style:text-properties officeooo:rsid="002d45f7"/>
    </style:style>
    <style:style style:name="T2" style:family="text">
      <style:text-properties officeooo:rsid="001014f5"/>
    </style:style>
    <style:style style:name="T3" style:family="text">
      <style:text-properties officeooo:rsid="00134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LSZA CUTOM<text:span text:style-name="T1">I</text:span>ZACJA</text:p>
      <text:p text:style-name="P1">Zasady w tej sekcji są bardziej zaawansowane i zawsze zależą od MG. Mogą być użyte, by MG dostosował typ do konwencji lub settingu, lub przez gracza i MG, by dostosować koncept postaci.</text:p>
      <text:p text:style-name="P2">MODYFIKACJA ASPEKTÓW TYPU</text:p>
      <text:p text:style-name="P2">Poniższe aspekty czterech typów postaci mogą zostać zmodyfikowane podczas tworzenia postaci. Inne zdolności nie powinny być zmienione.</text:p>
      <text:p text:style-name="P2">Pule Statystyk: Każda Pula postaci ma wartość startową. Gracz może zamieniać punkty w Pulach koszte<text:span text:style-name="T2">m</text:span> 1-na-1. Dla przykładu, może on przesunąć 2 punkty z Mocy na 2 punkty w Szybkości. Jednakże, żadna początkowa Statystyka nie może być wyższa niż 20.</text:p>
      <text:p text:style-name="P2">Skupienie: Gracz może zacząć grę ze Skupieniem w dowolnej Statystyce na 1.</text:p>
      <text:p text:style-name="P2">Korzystanie z Cypherów: Jeśli gracz odda zdolność noszenie jednego cyphera, uzyskuje on dodatkową umiejętność swojego wyboru.</text:p>
      <text:p text:style-name="P2">Bronie: Pewne typy mają statyczne zdolności pierwszego poziomu które pozwalają im korzystać z lekkich, średnich i/lub ciężkich broni bez kary. Wojownicy mogą korzystać z wszystkich broni, Odkrywcy z lekkich i średnich, a Adepci i Mówcy mogą korzystać tylko z lekkich broni. Każda z tych zdolności może zostać poświęcona, by zyskać trening w odmiennej umiejętności, którą wybierze gracz.</text:p>
      <text:p text:style-name="P3">WADY I KARY</text:p>
      <text:p text:style-name="P3">W dodatku do innych opcji customizacji, gracz może wybrać wzięcie kar lub wad, by zyskać dalsze bonusy.</text:p>
      <text:p text:style-name="P3">Słabość: Słabość to, esencjalnie, przeciwieństwo Skupienia. Jeśli masz Słabość 1 w Szybkości, wszystkie akcje Szybkości wymagają od Ciebie dodatkowego 1 punktu z Twojej Puli. W każdym momencie, gracz może dać swojej postaci słabość w jednej statystycei otrzymać +1 do Skupienia w jednej z pozostałych dwóch. Tak więc gracz może wziąć słabość 1 w Szybkości i otrzymać +1 do swojego Skupienia w Mocy.</text:p>
      <text:p text:style-name="P3">Normalnie, możesz mieć słabość tylko w statystyce, w której Twoje Skupienie wynosi 0. Co więcej, nie możesz mieć więcej niż jednej słabości, i niem ożesz mieć słabości większej niż 1, chyba, że dodatkowa słabość pochodzi z innego źródła (takiego jak zaraza lub niepełnosprawność wynikająca z akcji lub kondycji w grze).</text:p>
      <text:p text:style-name="P3">Nieumiejętność: Nieumiejętności są jak negatywne umiejętności. Czynią jeden rodzaj akcji trudniejszym. Jeśli postać wybiera nieumiejętność, zyskuje ona umiejętność swojego wyboru. Normalnie, postać może mieć tylko jedną nieumiejętność, chyba, że pozostałe pochodzą z innego źródła (takiego jak deskryptor, choroba lub niepełnosprawność wynikająca z akcji lub kondycji w grze).</text:p>
      <text:p text:style-name="P4">Posmaki</text:p>
      <text:p text:style-name="P4">Posmaki to grupa specjalnych zdolności które MG i gracze mogą wykorzystać, aby zmienić typ postaci – np.: w zgodzie z settingiem lub konwencją. Dla przykładu, jeśli gracz chce stworzyć czarodzieja, który jest też złodziejem, może zagrać Adeptem z Posmakiem w skradaniu się. W <text:soft-page-break/>settingu science fiction, Wojownik może mieć także wiedzę o maszynach, więc postać może mieć posmak w technologii. </text:p>
      <text:p text:style-name="P4">Na danym poziomie, zdolności z standardowego typu są wymieniane na zdolności z posmaku. Tak więc, aby dodać Zmysł Niebezpieczeństwa z posmaku skradanie się do Wojownika, trzeba poświęcić coś innego – być może Ogłuszenie. Teraz postać może wybrać Zmysł Niebezpieczeństwa, tak jak każdą inną zdolność pierwszego poziomu, ale nigdy nie może wziąć Ogłuszenia.</text:p>
      <text:p text:style-name="P5">MG zawsze powinien brać udział w modyfikacji typu za pośrednictwem posmaku. Dla przykładu, może on określić, że w grze science fiction chce stworzyć type zwany “Glam”, czyli Mówcę z pewnymi zdolnościami technologicznymi – konkretniej tymi, które czynią z niego ekstrawaganckiego pilota statków kosmicznych. Tak więc, zamienia on pierwszopoziomowe zdolności Fałszywa Tożsamość i Zainspirowanie Agresji na Implant Wizualnej Identyfikacji i Umiejętności Technologiczne, tak, że postać może połączyć siębezpośrednio ze statkiem i mieć umiejętności komputerowe i pilotażu.</text:p>
      <text:p text:style-name="P5">Ostatecznie, posmak to głównie narzędzia dla MG do łatwego tworzenia typów zrobionych pod kampanie, poprzez parę lekkich zmian tu i ówdzie. Choć gracze mogą chcieć skorzystać z posmaków, by stworzyć postać, jakiej pragną, pamiętaj, że mogą oni także dookreślić swojego BG przy pomocy deskryptorów i specjalizacji. </text:p>
      <text:p text:style-name="P5">Dostępne posmaki to: skradanie się, technologia, magia, walka oraz umiejętności i wiedza.</text:p>
      <text:p text:style-name="P5">Pełen opis wszystkich zdolności można znaleźć w rozdziale Zdolności, który zawiera także opisy zdolności typów i specjalności w jednym pokaźnym katalogu.</text:p>
      <text:p text:style-name="P5">POSMAK SKRADANIE SIĘ</text:p>
      <text:p text:style-name="P6">Postaci z posmakiem skradanie się są dobre w skradaniu, infiltracji rożnych miejsc, gdzie nie powinny być i oszukiwaniu innych. Korzystają z tych zdolności na rożne sposoby, wliczając walkę. Odkrywca z posmakiem skradanie się może być złodziejem, a Wojownik zabójcą. Odkrywca z posmakiem skradanie się w settingu superbohaterskim może być pogromcą przestępców, którry chodzi po ulicach nocami.</text:p>
      <text:p text:style-name="P6">ZDOLNOŚCI SKRADANIE SIĘ – POZIOM PIERWSZY</text:p>
      <text:p text:style-name="P6">Zmysł Niebezpieczeństwa</text:p>
      <text:p text:style-name="P6">Prowokacja</text:p>
      <text:p text:style-name="P6">Zwinne Dłonie</text:p>
      <text:p text:style-name="P6">Oportunista</text:p>
      <text:p text:style-name="P6">Umiejętności Złodzieja</text:p>
      <text:p text:style-name="P6">ZDOLNOŚCI SKRADANIE SIĘ – POZIOM DRUGI</text:p>
      <text:p text:style-name="P6">Człowiek-Guma</text:p>
      <text:p text:style-name="P6">Wyczulenie na Okazję</text:p>
      <text:p text:style-name="P6">Ucieknij</text:p>
      <text:p text:style-name="P6">Niemożliwy do Zaskoczenia</text:p>
      <text:p text:style-name="P6"><text:soft-page-break/>Atak z Zaskoczenia</text:p>
      <text:p text:style-name="P6">ZDOLNOŚCI SKRADANIE SIĘ – POZIOM TRZECI</text:p>
      <text:p text:style-name="P6">Zniknięcie</text:p>
      <text:p text:style-name="P6">Z Cieni</text:p>
      <text:p text:style-name="P6">Ryzykant</text:p>
      <text:p text:style-name="P6">Wewnętrzna Obrona</text:p>
      <text:p text:style-name="P6">Przekierowanie Ataku</text:p>
      <text:p text:style-name="P6">Bieg i Walka</text:p>
      <text:p text:style-name="P6">Chwytaj Moment</text:p>
      <text:p text:style-name="P7">ZDOLNOŚCI SKRADANIE SIĘ – POZIOM <text:span text:style-name="T3">CZWARTY</text:span></text:p>
      <text:p text:style-name="P8">Czatownik</text:p>
      <text:p text:style-name="P8">Bolesne Uderzenie</text:p>
      <text:p text:style-name="P8">Przechytrzenie</text:p>
      <text:p text:style-name="P8">Wyczulone Zmysły</text:p>
      <text:p text:style-name="P8">Błyskotliwe Ruchy</text:p>
      <text:p text:style-name="P7">ZDOLNOŚCI SKRADANIE SIĘ – POZIOM <text:span text:style-name="T3">PIĄTY</text:span></text:p>
      <text:p text:style-name="P8">Cios Strytobójcy</text:p>
      <text:p text:style-name="P7">Mask<text:span text:style-name="T3">a</text:span></text:p>
      <text:p text:style-name="P8">Kontratak</text:p>
      <text:p text:style-name="P8">Niezwykłe Szczęście</text:p>
      <text:p text:style-name="P7">ZDOLNOŚCI SKRADANIE SIĘ – POZIOM <text:span text:style-name="T3">SZÓSTY</text:span></text:p>
      <text:p text:style-name="P8">Wykorzystanie Przewagi</text:p>
      <text:p text:style-name="P8">Odsunięcie się</text:p>
      <text:p text:style-name="P8">Szczęście Złodzieja</text:p>
      <text:p text:style-name="P8">Zmiana Przeznaczenia</text:p>
      <text:p text:style-name="P9">POSMAK TECHNOLOGIA</text:p>
      <text:p text:style-name="P9">Postaci z posmakiem technologii zazwyczaj występują w settingach sci-fi lub przynajmniej współczesnych (choć wszystko jest możliwe). Dobrze im idzie używanie, radzenie sobie z i tworzenia maszyn. Odkrywca z posmakiem technologii może być pilotem statku kosmicznego, a Mówca nano-kapłanem.</text:p>
      <text:p text:style-name="P9">Pewnie z mniej zorientowanych na komputery zdolności tego posmaku mogą pasować do steampunka, a postać żyjąca współcześnie może wykorzystać te zdolności, które nie są powiązane ze statkami kosmicznymi i ultra-technologią.</text:p>
      <text:p text:style-name="P9"><text:soft-page-break/>POSMAK TECHNOLOGIA – PIERWSZY POZIOM</text:p>
      <text:p text:style-name="P10">Implant Wizualnej Identyfikacji</text:p>
      <text:p text:style-name="P9">Haker</text:p>
      <text:p text:style-name="P10">Interfejs Maszyn</text:p>
      <text:p text:style-name="P10">Popsucie Maszyny</text:p>
      <text:p text:style-name="P10">Umiejętności Technologiczne</text:p>
      <text:p text:style-name="P10">Majsterkowanie</text:p>
      <text:p text:style-name="P10">POSMAK TECHNOLOGIA – DRUGI POZIOM</text:p>
      <text:p text:style-name="P10">Interfejs Zasięgowy</text:p>
      <text:p text:style-name="P10">Wydajność Maszyny</text:p>
      <text:p text:style-name="P10">Przeciążenie Maszyny</text:p>
      <text:p text:style-name="P10">Serv-0</text:p>
      <text:p text:style-name="P10">Serv-0 Obrońca</text:p>
      <text:p text:style-name="P10">Naprawa Serv-0</text:p>
      <text:p text:style-name="P10">Mistrzostwo Narzędzi</text:p>
      <text:p text:style-name="P10">POSMAK TECHNOLOGIA – POZIOM TRZECI</text:p>
      <text:p text:style-name="P10">Mechaniczna Telepatia</text:p>
      <text:p text:style-name="P10">Skany Serv-0</text:p>
      <text:p text:style-name="P10">Obeznanie ze Statkiem Kosmicznym</text:p>
      <text:p text:style-name="P10">Mowa Statku Kosmicznego</text:p>
      <text:p text:style-name="P10">Ostrzał Ciągły</text:p>
      <text:p text:style-name="P10">POSMAK TECHNOLOGIA – POZIOM CZWARTY</text:p>
      <text:p text:style-name="P10">Więź z Maszyną</text:p>
      <text:p text:style-name="P10">Walczący z Robotami</text:p>
      <text:p text:style-name="P10">Celowanie Serv-0</text:p>
      <text:p text:style-name="P10">Serv-0 Wojownik</text:p>
      <text:p text:style-name="P10">Serv-0 Szpieg </text:p>
      <text:p text:style-name="P10">POSMAK TECHNOLOGII – POZIOM PIĄTY</text:p>
      <text:p text:style-name="P10">Kontrola Maszyny</text:p>
      <text:p text:style-name="P10">Naprawa na Oko</text:p>
      <text:p text:style-name="P10">Kompan-Maszyna</text:p>
      <text:p text:style-name="P10">POSMAK TECHNOLOGIA – POZIOM SZÓSTY</text:p>
      <text:p text:style-name="P10"><text:soft-page-break/>Zbierania Informacji</text:p>
      <text:p text:style-name="P10">Mistrz Maszyn </text:p>
      <text:p text:style-name="P10">POSMAK MAGIA</text:p>
      <text:p text:style-name="P10">Znasz się trochę na magii. Możesz nie być czarodziejem, ale znasz podstawy – jak to działa, i jak zrobić parę wspaniałych rzeczy. Oczywiście, w Twoim settingu, “magia” może oznaczać moce psioniczne, moce mutantów, dziwną technologięobcych lub cokolwiek innego. Odkrywca z posmakiem magii może być czarodziejem-łowcą, a Mówca z posmakiem magii może być zaklinaczem-bardem. Choć Adept z posmakiem magii jest dalej Adeptem, możesz odkryć, że zamiana paru jego zdolności na poniższe dopieszcza Twoją postać tak, jak sobie tego wymarzyłeś. </text:p>
      <text:p text:style-name="P10">POSMAK MAGIA – POZIOM PIERWSZY</text:p>
      <text:p text:style-name="P11">Błogosławieństwo Bóstw</text:p>
      <text:p text:style-name="P11">Umysł-Twierdza</text:p>
      <text:p text:style-name="P11">Macki Mocy</text:p>
      <text:p text:style-name="P11">Sztuczki Magiczne</text:p>
      <text:p text:style-name="P11">Trening Magiczny</text:p>
      <text:p text:style-name="P11">Link Mentalny</text:p>
      <text:p text:style-name="P11">Wróżba</text:p>
      <text:p text:style-name="P11">POSMAK MAGIA – POZIOM DRUGI</text:p>
      <text:p text:style-name="P13">Promień Odrzucający</text:p>
      <text:p text:style-name="P13">Przywołanie</text:p>
      <text:p text:style-name="P13">Pole Siłowe</text:p>
      <text:p text:style-name="P13">Kłódka</text:p>
      <text:p text:style-name="P13">Naprawa Ciała</text:p>
      <text:p text:style-name="P13">POSMAK MAGIA – POZIOM TRZECI</text:p>
      <text:p text:style-name="P13">Dalekie Spojrzenie</text:p>
      <text:p text:style-name="P13">Kwiat Ognia</text:p>
      <text:p text:style-name="P13">Rzut</text:p>
      <text:p text:style-name="P13">Moc na Odległość</text:p>
      <text:p text:style-name="P13">Przywołanie Wielkiego Pająka</text:p>
      <text:p text:style-name="P13">POSMAK MAGIA – POZIOM CZWARTY</text:p>
      <text:p text:style-name="P13">Obrona Przed Żywiołami</text:p>
      <text:p text:style-name="P13">Zapłon</text:p>
      <text:p text:style-name="P13">Przełamanie Obrony</text:p>
      <text:p text:style-name="P13"><text:soft-page-break/>POSMAK MAGIA – POZIOM PIĄTY</text:p>
      <text:p text:style-name="P14">Stworzenie</text:p>
      <text:p text:style-name="P14">Boska Interwencja</text:p>
      <text:p text:style-name="P14">Szczęki Smoka</text:p>
      <text:p text:style-name="P14">Szybka Podróż</text:p>
      <text:p text:style-name="P14">Prawdziwe Zmysły</text:p>
      <text:p text:style-name="P14">POSMAK MAGIA – SZÓSTY POZIOM</text:p>
      <text:p text:style-name="P14">Relokacja</text:p>
      <text:p text:style-name="P14">Przywołanie Demona</text:p>
      <text:p text:style-name="P14">Podróż Między Światami</text:p>
      <text:p text:style-name="P14">Słowo Śmierci</text:p>
      <text:p text:style-name="P14">POSMAK WALKA</text:p>
      <text:p text:style-name="P15">Posmak walka czyni postać bardziej śmiercionośną. Mówca z tym posmakiem w settingu fantasy może być wojennym bardem. Badacz z posmakiem walka w historycznym świecie może być piratem. Adept z tym posmakiem może w świecie science fiction być weteranem tysiąca psionicznych wojen.</text:p>
      <text:p text:style-name="P15">POSMAK WALKA – POZIOM PIERWSZY</text:p>
      <text:p text:style-name="P16">Zmysł Niebezpieczeństwa</text:p>
      <text:p text:style-name="P16">Przywykły do Noszenia Zbroi</text:p>
      <text:p text:style-name="P16">Wyszkolony w Średnich Broniach</text:p>
      <text:p text:style-name="P16">POSMAK WALKA – POZIOM DRUGI</text:p>
      <text:p text:style-name="P16">Zew Krwi</text:p>
      <text:p text:style-name="P16">Zdolności Bojowe</text:p>
      <text:p text:style-name="P16">Wyszkolony Bez Zbroi</text:p>
      <text:p text:style-name="P16">POSMAK WALKA – POZIOM TRZECI</text:p>
      <text:p text:style-name="P16">Wyszkolony we Wszystkich Broniach</text:p>
      <text:p text:style-name="P16">Umiejętny Atak</text:p>
      <text:p text:style-name="P16">Umiejętna Obrona</text:p>
      <text:p text:style-name="P16">Następny Atak</text:p>
      <text:p text:style-name="P16">POSMAK WALKA – POZIOM CZWARTY</text:p>
      <text:p text:style-name="P16">Zręczny Wojownik</text:p>
      <text:p text:style-name="P16">Śmiertelna Salwa</text:p>
      <text:p text:style-name="P16">Furia</text:p>
      <text:p text:style-name="P16"><text:soft-page-break/>Przekierowanie Ataku</text:p>
      <text:p text:style-name="P16">Ostrzał Ciągły</text:p>
      <text:p text:style-name="P16">POSMAK WALKA – POZIOM PIĄTY</text:p>
      <text:p text:style-name="P16">Doświadczony Obrońca</text:p>
      <text:p text:style-name="P16">Trudny Cel</text:p>
      <text:p text:style-name="P16">Blokowanie</text:p>
      <text:p text:style-name="P17">POSMAK WALKA – POZIOM SZÓSTY</text:p>
      <text:p text:style-name="P17">Większa Umiejętność Ataku</text:p>
      <text:p text:style-name="P17">Mistrzowska Biegłość w Pancerzach</text:p>
      <text:p text:style-name="P17">Mistrzostwo Obrony</text:p>
      <text:p text:style-name="P17">POSMAK UMIEJĘTNOŚCI i WIEDZA</text:p>
      <text:p text:style-name="P18">Ten posmak jest dla postaci, które posiadają wiedzę i bardziej realistyczne aplikacje swoich talentów. Jest mniej kinematyczny i dramatyczny niż nadnaturalne zdolności lub moc zaatakowania naraz kilku wrogów, ale czasami doświadczenie lub know-how jest dobrym rozwiązaniem problemów. Wojownik z posmakiem umiejętności i wiedza może być wojskowym inżynierem. Badacz może być polowym naukowcem. Mówca z tym posmakiem może być nauczycielem.</text:p>
      <text:p text:style-name="P18">POSMAK UMIEJĘTNOŚCI I WIEDZA – POZIOM PIERWSZY</text:p>
      <text:p text:style-name="P18">Umiejętności Międzyludzkie</text:p>
      <text:p text:style-name="P18">Umiejętności Śledcze</text:p>
      <text:p text:style-name="P18">Umiejętności Wiedzy</text:p>
      <text:p text:style-name="P18">Umiejętności Fizyczne</text:p>
      <text:p text:style-name="P18">Umiejętności Podróżnicze</text:p>
      <text:p text:style-name="P18">POSMAK UMIEJĘTNOŚCI I WIEDZA – POZIOM DRUGI</text:p>
      <text:p text:style-name="P18">Dodatkowa Umiejętność</text:p>
      <text:p text:style-name="P18">Mistrzostwo Narzędzi</text:p>
      <text:p text:style-name="P18">Zrozumienie</text:p>
      <text:p text:style-name="P18">POSMAK UMIEJĘTNOŚCI I WIEDZA – POZIOM TRZECI</text:p>
      <text:p text:style-name="P18">Skupienie na Umiejętności</text:p>
      <text:p text:style-name="P18">Improwizacja</text:p>
      <text:p text:style-name="P18">POSMAK UMIEJĘTNOŚCI I WIEDZA – POZIOM CZWARTY</text:p>
      <text:p text:style-name="P18">Wiele Umiejętności</text:p>
      <text:p text:style-name="P18">Szybki Umysł</text:p>
      <text:p text:style-name="P18">Specjalizacja w Zadaniu</text:p>
      <text:p text:style-name="P18"><text:soft-page-break/>POSMAK UMIEJĘTNOŚCI I WIEDZA – POZIOM PIĄTY</text:p>
      <text:p text:style-name="P18">Wyszkolony w Średnich Broniach</text:p>
      <text:p text:style-name="P18">Czytając Znaki</text:p>
      <text:p text:style-name="P18">POSMAK UMIEJĘTNOŚCI I WIEDZA – POZIOM SZÓSTY</text:p>
      <text:p text:style-name="P19">Umiejętny Atak</text:p>
      <text:p text:style-name="P19">Umiejętna Obro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8T02:20:22.362000000</meta:creation-date>
    <dc:date>2024-03-09T01:39:21.686000000</dc:date>
    <meta:editing-duration>PT50M48S</meta:editing-duration>
    <meta:editing-cycles>12</meta:editing-cycles>
    <meta:generator>LibreOffice/7.1.4.2$Windows_X86_64 LibreOffice_project/a529a4fab45b75fefc5b6226684193eb000654f6</meta:generator>
    <meta:document-statistic meta:table-count="0" meta:image-count="0" meta:object-count="0" meta:page-count="8" meta:paragraph-count="186" meta:word-count="1327" meta:character-count="9612" meta:non-whitespace-character-count="8432"/>
  </office:meta>
</office:document-meta>
</file>